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193b11" officeooo:paragraph-rsid="00193b11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c0858" officeooo:paragraph-rsid="001c0858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93b11" officeooo:paragraph-rsid="00193b1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1c0858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c0858" officeooo:paragraph-rsid="001c0858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c0858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nergy Budgets</text:p>
      <text:p text:style-name="P3"/>
      <text:p text:style-name="P2">Metabolism is the rate at which all the chemical reactions in our cells occur.</text:p>
      <text:p text:style-name="P2"/>
      <text:p text:style-name="P4"><text:span text:style-name="T2">Metabolism is affected by:</text:span></text:p>
      <text:list xml:id="list570094437" text:style-name="L1">
        <text:list-item>
          <text:p text:style-name="P5"><text:span text:style-name="T1">Age</text:span></text:p>
        </text:list-item>
        <text:list-item>
          <text:p text:style-name="P5"><text:span text:style-name="T1">Gender</text:span></text:p>
        </text:list-item>
        <text:list-item>
          <text:p text:style-name="P5"><text:span text:style-name="T1">Exercise</text:span></text:p>
        </text:list-item>
        <text:list-item>
          <text:p text:style-name="P5"><text:span text:style-name="T1">Pregnancy</text:span></text:p>
        </text:list-item>
        <text:list-item>
          <text:p text:style-name="P5"><text:span text:style-name="T1">Muscle to fat ratio</text:span></text:p>
        </text:list-item>
        <text:list-item>
          <text:p text:style-name="P5"><text:span text:style-name="T1">Genes</text:span></text:p>
        </text:list-item>
        <text:list-item>
          <text:p text:style-name="P5"><text:span text:style-name="T1">Environment temperature</text:span></text:p>
        </text:list-item>
      </text:list>
      <text:p text:style-name="P1"/>
      <text:p text:style-name="P1"/>
      <text:p text:style-name="P1"><draw:frame draw:style-name="fr1" draw:name="Object1" text:anchor-type="as-char" svg:y="-0.66cm" svg:width="3.314cm" svg:height="1.12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1" draw:name="Object2" text:anchor-type="as-char" svg:y="-0.619cm" svg:width="4.944cm" svg:height="0.998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9T19:46:50.863264024</meta:creation-date>
    <meta:generator>LibreOffice/7.0.3.1$Linux_X86_64 LibreOffice_project/00$Build-1</meta:generator>
    <dc:date>2020-12-07T15:18:41.302540717</dc:date>
    <meta:editing-duration>PT1H10M44S</meta:editing-duration>
    <meta:editing-cycles>19</meta:editing-cycles>
    <meta:document-statistic meta:table-count="0" meta:image-count="0" meta:object-count="2" meta:page-count="1" meta:paragraph-count="12" meta:word-count="38" meta:character-count="198" meta:non-whitespace-character-count="177"/>
  </office:meta>
</office:document-meta>
</file>

<file path=Object 1/content.xml><?xml version="1.0" encoding="utf-8"?>
<math xmlns="http://www.w3.org/1998/Math/MathML" display="block">
  <semantics>
    <mrow>
      <mi mathvariant="italic">BMI</mi>
      <mo stretchy="false">=</mo>
      <mfrac>
        <mrow>
          <mi mathvariant="italic">mass</mi>
          <mrow>
            <mo fence="true" stretchy="false">(</mo>
            <mrow>
              <mi mathvariant="italic">kg</mi>
            </mrow>
            <mo fence="true" stretchy="false">)</mo>
          </mrow>
        </mrow>
        <mrow>
          <msup>
            <mi mathvariant="italic">height</mi>
            <mn>2</mn>
          </msup>
          <mrow>
            <mo fence="true" stretchy="false">(</mo>
            <mrow>
              <mi>m</mi>
            </mrow>
            <mo fence="true" stretchy="false">)</mo>
          </mrow>
        </mrow>
      </mfrac>
    </mrow>
    <annotation encoding="StarMath 5.0">BMI = { mass(kg) } over { height^2 (m) }</annotation>
  </semantics>
</math>
</file>

<file path=Object 2/content.xml><?xml version="1.0" encoding="utf-8"?>
<math xmlns="http://www.w3.org/1998/Math/MathML" display="block">
  <semantics>
    <mrow>
      <mi mathvariant="italic">WHR</mi>
      <mo stretchy="false">=</mo>
      <mfrac>
        <mrow>
          <mi mathvariant="italic">waist</mi>
          <mi mathvariant="italic">circumference</mi>
        </mrow>
        <mrow>
          <mi mathvariant="italic">hip</mi>
          <mi mathvariant="italic">circumference</mi>
        </mrow>
      </mfrac>
    </mrow>
    <annotation encoding="StarMath 5.0">WHR = { waist circumference } over { hip circumference }</annotation>
  </semantics>
</math>
</file>